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38cm" fo:min-width="3.37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5.31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51cm" fo:min-width="4.12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3.1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7cm" fo:min-width="2.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4.5cm"/>
    </style:style>
    <style:style style:name="P1" style:family="paragraph">
      <style:paragraph-properties fo:text-align="center"/>
      <style:text-properties fo:font-size="16pt"/>
    </style:style>
    <style:style style:name="P2" style:family="paragraph">
      <loext:graphic-properties draw:fill-color="#ffffff"/>
      <style:paragraph-properties fo:text-align="center"/>
      <style:text-properties fo:font-size="16pt"/>
    </style:style>
    <style:style style:name="P3" style:family="paragraph">
      <style:paragraph-properties fo:text-align="center"/>
      <style:text-properties fo:color="#ce181e" fo:font-size="16pt"/>
    </style:style>
    <style:style style:name="P4" style:family="paragraph">
      <loext:graphic-properties draw:fill-color="#ffffff"/>
      <style:paragraph-properties fo:text-align="center"/>
      <style:text-properties fo:color="#ce181e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4.3cm" svg:height="1.4cm" svg:x="27.6cm" svg:y="20.7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draw:layer="layout" svg:width="7.6cm" svg:height="1.6cm" svg:x="26cm" svg:y="22.7cm">
          <text:p text:style-name="P1">Инициализация,</text:p>
          <text:p text:style-name="P1">настройка радиомодуля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6cm" svg:height="1.4cm" svg:x="26cm" svg:y="25.1cm">
          <text:p text:style-name="P1">Режим передачи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4" draw:text-style-name="P2" draw:layer="layout" svg:width="7.6cm" svg:height="1.5cm" svg:x="26cm" svg:y="29.6cm">
          <text:p text:style-name="P1"><text:s text:c="2"/>Отправка данных </text:p>
          <text:p text:style-name="P1">в эфир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7.6cm" svg:height="1.6cm" svg:x="26cm" svg:y="27.3cm">
          <text:p text:style-name="P1">Запись команды </text:p>
          <text:p text:style-name="P1">сброса в буфе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7.2cm" svg:height="6.4cm" svg:x="26.2cm" svg:y="40.2cm">
          <text:p text:style-name="P1">Кнопка </text:p>
          <text:p text:style-name="P1">сброса нажата </text:p>
          <text:p text:style-name="P1">или </text:p>
          <text:p text:style-name="P1">из порта пришла </text:p>
          <text:p text:style-name="P1">команда </text:p>
          <text:p text:style-name="P1">сброса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2" draw:layer="layout" svg:width="6.4cm" svg:height="5.9cm" svg:x="26.6cm" svg:y="33.7cm">
          <text:p text:style-name="P1">Указатель </text:p>
          <text:p text:style-name="P1">массива </text:p>
          <text:p text:style-name="P1">команд больше 0 </text:p>
          <text:p text:style-name="P1">и меньше числа </text:p>
          <text:p text:style-name="P1">кнопок?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2" draw:layer="layout" svg:width="5cm" svg:height="1.6cm" svg:x="34.9cm" svg:y="36cm">
          <text:p text:style-name="P1">Запись команды </text:p>
          <text:p text:style-name="P1">в массив команд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6cm" svg:height="1.4cm" svg:x="17.4cm" svg:y="43.9cm">
          <text:p text:style-name="P1">Режим передачи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2" draw:text-style-name="P2" draw:layer="layout" svg:width="7.6cm" svg:height="1.6cm" svg:x="17.4cm" svg:y="45.9cm">
          <text:p text:style-name="P1">Запись команды </text:p>
          <text:p text:style-name="P1">сброса в буфер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7.6cm" svg:height="1.5cm" svg:x="17.4cm" svg:y="47.9cm">
          <text:p text:style-name="P1"><text:s text:c="2"/>Отправка данных </text:p>
          <text:p text:style-name="P1">в эфир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2" draw:layer="layout" svg:width="7.6cm" svg:height="1.6cm" svg:x="17.4cm" svg:y="50.4cm">
          <text:p text:style-name="P1">Сброс значения указателя </text:p>
          <text:p text:style-name="P1">массива команд в 0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7.6cm" svg:height="1.4cm" svg:x="33.6cm" svg:y="43.9cm">
          <text:p text:style-name="P3">Режим передачи</text:p>
          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
        </draw:custom-shape>
        <draw:custom-shape draw:style-name="gr2" draw:text-style-name="P4" draw:layer="layout" svg:width="7.6cm" svg:height="1.6cm" svg:x="33.6cm" svg:y="45.9cm">
          <text:p text:style-name="P3">Запись адреса </text:p>
          <text:p text:style-name="P3">очередной кнопки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7.6cm" svg:height="1.5cm" svg:x="33.6cm" svg:y="47.9cm">
          <text:p text:style-name="P3"><text:s text:c="2"/>Отправка данных </text:p>
          <text:p text:style-name="P3">в эфир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layer="layout" svg:width="7.6cm" svg:height="1.6cm" svg:x="33.6cm" svg:y="50.4cm">
          <text:p text:style-name="P3">Сброс значения указателя </text:p>
          <text:p text:style-name="P3">массива команд в 0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15T15:36:59.140000000</meta:creation-date>
    <dc:date>2022-02-15T16:31:45.405000000</dc:date>
    <meta:editing-duration>PT24M27S</meta:editing-duration>
    <meta:editing-cycles>6</meta:editing-cycles>
    <meta:generator>LibreOffice/5.4.1.2$Windows_X86_64 LibreOffice_project/ea7cb86e6eeb2bf3a5af73a8f7777ac570321527</meta:generator>
    <meta:document-statistic meta:object-count="16"/>
  </office:meta>
</office:document-meta>
</file>